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</text:p>
      <text:p text:style-name="Standard">Cud nad Gelu-Aben </text:p>
      <text:p text:style-name="Standard">EN</text:p>
      <text:p text:style-name="Standard">Miracle of Gelu-Aben</text:p>
      <text:p text:style-name="Standard"/>
      <text:p text:style-name="Standard">PL</text:p>
      <text:p text:style-name="Standard">Czarodzieje i ich potężna magia upadła pod naciskiem orkowych mieczy. Mroźna </text:p>
      <text:p text:style-name="Standard">północ okazała się złym miejscem na ćwiczenia magiczne i ludzką pychę, a </text:p>
      <text:p text:style-name="Standard">uciskana rasa jaszczurów jeszcze raz pokazała ile jest warta. W podbitych </text:p>
      <text:p text:style-name="Standard">fortyfikacjach orkowie znaleźli sporo kosztowności, żywności oraz opału. </text:p>
      <text:p text:style-name="Standard">Przez okrągły tydzień mogli więc biesiadować i ogrzewać się przy kominkach. </text:p>
      <text:p text:style-name="Standard">W tym czasie coraz to nowe plemiona gadów przybywały do swojego dawnego </text:p>
      <text:p text:style-name="Standard">domu. W końcu jednak trzeba było ruszyć do Gelu'Aben, pozostawiając za sobą </text:p>
      <text:p text:style-name="Standard">uratowane jaszczury.</text:p>
      <text:p text:style-name="Standard">EN</text:p>
      <text:p text:style-name="Standard">The wizards and their powerful magic fell under the pressure of orcish </text:p>
      <text:p text:style-name="Standard">swords. Frosty north turned out to be a wrong place for magic exercises and </text:p>
      <text:p text:style-name="Standard">human pride and the oppressed Saurian once more showed how much it is worth. </text:p>
      <text:p text:style-name="Standard">Inside the conquered fortifications orcs found many treasures, much food and </text:p>
      <text:p text:style-name="Standard">fuel. So that they could feast during the round week, warming next to </text:p>
      <text:p text:style-name="Standard">fireplaces. Simultaneously newer and newer reptile tribes were arrriving to </text:p>
      <text:p text:style-name="Standard">their old home. However, finally they had to set off to Gelu'Aben, leaving </text:p>
      <text:p text:style-name="Standard">rescued Saurians behind.</text:p>
      <text:p text:style-name="Standard"/>
      <text:p text:style-name="Standard">PL</text:p>
      <text:p text:style-name="Standard">Bitwa w Sunek Dalu zakończyła się zwycięsko, choć nikt nie świętował. Wielu </text:p>
      <text:p text:style-name="Standard">orków z kampanii Marbusa miało tutaj krewniaków, którzy teraz płonęli na </text:p>
      <text:p text:style-name="Standard">stosach pogrzebowych. Okazało się, że tutejsze fortece nie były w równie </text:p>
      <text:p text:style-name="Standard">kiepskim stanie, jak te w Bag'not. Brak żywności i opału sprawił, że płonące </text:p>
      <text:p text:style-name="Standard">ciała poległych były jedynym źródłem ciepła. Krull Skała i jego trolle </text:p>
      <text:p text:style-name="Standard">zebrały się jeszcze tego samego dnia, a cała gromada ruszyła w drogę do </text:p>
      <text:p text:style-name="Standard">Gelu'Aben późnym wieczorem, nie chcąc zostawać w tym miejscu ani chwili </text:p>
      <text:p text:style-name="Standard">dłużej.</text:p>
      <text:p text:style-name="Standard">EN</text:p>
      <text:p text:style-name="Standard">The battle of Sunek Dal ended victorious, although noone celebrated it. Here </text:p>
      <text:p text:style-name="Standard">had lived many relatives of orcs from Marbus' campaign, and now those were </text:p>
      <text:p text:style-name="Standard">burning on funeral stakes. It turned out that fortresses weren't in such a </text:p>
      <text:p text:style-name="Standard">bad state as Bag'not ones. The lack of food and fuel made burning bodies of </text:p>
      <text:p text:style-name="Standard">killed the only source of heat. Krull the Rock and his trolls met once again </text:p>
      <text:p text:style-name="Standard">the same day and the whole troop set off to Gelu'Aben in the late evening, </text:p>
      <text:p text:style-name="Standard">not willing to stay at this place any longer.</text:p>
      <text:p text:style-name="Standard"/>
      <text:p text:style-name="Standard">PL</text:p>
      <text:p text:style-name="Standard">Droga do orkowej stolicy usiana była trudnościami. Wprawdzie zwiadowcy nie </text:p>
      <text:p text:style-name="Standard">donosili już o pojawiających się upiorach, jednak pojawiło się nowe </text:p>
      <text:p text:style-name="Standard">zagrożenie: patrole ludzi, elfów i krasnoludów. Sojusz Północy co prawda </text:p>
      <text:p text:style-name="Standard">istniał, a niektóre orkowe plemiona cieszyły się jego szacunkiem, niemniej </text:p>
      <text:p text:style-name="Standard">jednak było to zbyt mało, by nie zaatakować przemieszczającego się, </text:p>
      <text:p text:style-name="Standard">osłabionego klanu Marbusa. Możliwe było też, że ktoś skojarzy sam klan ze </text:p>
      <text:p text:style-name="Standard">zniszczeniem Seledynowego Miasta.</text:p>
      <text:p text:style-name="Standard">EN</text:p>
      <text:p text:style-name="Standard">The way to the orcish capital was full of difficulties. Although the scouts </text:p>
      <text:p text:style-name="Standard"><text:soft-page-break/>didn't report appearing wraiths anymore, a new danger occured: human, elvish </text:p>
      <text:p text:style-name="Standard">and dwarvish patrols. Northern Alliance did exist and even some orcish </text:p>
      <text:p text:style-name="Standard">tribes were respected by it. However, it was too little not to attack a </text:p>
      <text:p text:style-name="Standard">moving weakened Marbus' clan. Also, someone may have connected the clan with </text:p>
      <text:p text:style-name="Standard">destruction of Celadon City.</text:p>
      <text:p text:style-name="Standard"/>
      <text:p text:style-name="Standard">PL</text:p>
      <text:p text:style-name="Standard">Dobrą niespodzianką był fakt, że czym dalej od nieumarłych, tym więcej </text:p>
      <text:p text:style-name="Standard">zwierzyny można było znaleźć w lasach. Cała podróż okazała się nie być tak </text:p>
      <text:p text:style-name="Standard">zła, jak wszyscy przewidywali. Nadzieja na zakończenie tego koszmaru </text:p>
      <text:p text:style-name="Standard">rozwiała się jednak podczas ostatniej nocy przed dojściem do Gelu'Aben. Z </text:p>
      <text:p text:style-name="Standard">miejsca, gdzie miała znajdować się stolica, unosił się bowiem dym. Choć nikt </text:p>
      <text:p text:style-name="Standard">z orków o tym nie rozmawiał, wszyscy spodziewali się najgorszego. </text:p>
      <text:p text:style-name="Standard">EN</text:p>
      <text:p text:style-name="Standard">A nice surprise was the fact that the further from undead they were, the </text:p>
      <text:p text:style-name="Standard">more animals could they find in the woods. The whole journey turned out to </text:p>
      <text:p text:style-name="Standard">be not so bad as everyone expected. Unfortunately, the hope to end this </text:p>
      <text:p text:style-name="Standard">nightmare dispelled during the last night before reaching Gelu'Aben. From </text:p>
      <text:p text:style-name="Standard">the place where the capital was supposed to lie, smoke was floating. </text:p>
      <text:p text:style-name="Standard">Although no orc talked about it, everyone expected the worst.</text:p>
      <text:p text:style-name="Standard"/>
      <text:p text:style-name="Standard">PL</text:p>
      <text:p text:style-name="Standard">O świecie przybył Kochan wraz ze swoimi zwiadowcami. Gewold wciąż bronił się </text:p>
      <text:p text:style-name="Standard">w fortecy, otoczony przez wojska Sojuszu Północy i krasnoludzkiego klanu </text:p>
      <text:p text:style-name="Standard">Śnieżnostopych. Marbus oczywiście zebrał swoje oddziały i ruszył im na </text:p>
      <text:p text:style-name="Standard">ratunek.</text:p>
      <text:p text:style-name="Standard">EN</text:p>
      <text:p text:style-name="Standard">At dawn, Kochan and his scouts came. Gewold kept on defending in the </text:p>
      <text:p text:style-name="Standard">fortress, surrounded by army of Northern Alliance and dwarvish clan of </text:p>
      <text:p text:style-name="Standard">Snowfeet. Obviously, Marbus gathered his units and went to rescue them.</text:p>
      <text:p text:style-name="Standard"/>
      <text:p text:style-name="Standard">PL</text:p>
      <text:p text:style-name="Standard">Gewold</text:p>
      <text:p text:style-name="Standard">EN</text:p>
      <text:p text:style-name="Standard">Gewold</text:p>
      <text:p text:style-name="Standard"/>
      <text:p text:style-name="Standard">PL</text:p>
      <text:p text:style-name="Standard">Generał Helias</text:p>
      <text:p text:style-name="Standard">EN</text:p>
      <text:p text:style-name="Standard">General Helias</text:p>
      <text:p text:style-name="Standard"/>
      <text:p text:style-name="Standard">PL</text:p>
      <text:p text:style-name="Standard">Raslaw Śnieżnostopy</text:p>
      <text:p text:style-name="Standard">EN</text:p>
      <text:p text:style-name="Standard">Raslav the Snowfeet</text:p>
      <text:p text:style-name="Standard"/>
      <text:p text:style-name="Standard">PL</text:p>
      <text:p text:style-name="Standard">Forteca Gelu'Aben</text:p>
      <text:p text:style-name="Standard">EN</text:p>
      <text:p text:style-name="Standard">Gelu'Aben Fortress</text:p>
      <text:p text:style-name="Standard"/>
      <text:p text:style-name="Standard">PL</text:p>
      <text:p text:style-name="Standard"><text:soft-page-break/>Wielki Suwerenie! Jakieś oddziały pojawiły się na południu! To chyba... To </text:p>
      <text:p text:style-name="Standard">orkowie!</text:p>
      <text:p text:style-name="Standard">EN</text:p>
      <text:p text:style-name="Standard">Great Souvereign! Some units appeared in the south! They seem... They are </text:p>
      <text:p text:style-name="Standard">orcs!</text:p>
      <text:p text:style-name="Standard"/>
      <text:p text:style-name="Standard">PL</text:p>
      <text:p text:style-name="Standard">Przeklęty Sojusz! Teraz każą mi jeszcze walczyć z własnymi braćmi? Zdrajcy! </text:p>
      <text:p text:style-name="Standard">Gelu'Aben nie upadnie, nie pozwolę na to! Przyślijcie więcej kuszników!</text:p>
      <text:p text:style-name="Standard">EN</text:p>
      <text:p text:style-name="Standard">Cursed Alliance! So now they tell me to fight my own brothers? Betrayers! </text:p>
      <text:p text:style-name="Standard">Gelu'Aben shall not fall! I won't let it! Send me more crossbowmen!</text:p>
      <text:p text:style-name="Standard"/>
      <text:p text:style-name="Standard">PL</text:p>
      <text:p text:style-name="Standard">Kusznicy już się skończyli... Nie mamy nawet już kusz w zbrojowniach, Wielki </text:p>
      <text:p text:style-name="Standard">Suwerenie.</text:p>
      <text:p text:style-name="Standard">EN</text:p>
      <text:p text:style-name="Standard">We've already run out of crossbowmen... We even don't have any crossbows in </text:p>
      <text:p text:style-name="Standard">the armories, Great Souvereign.</text:p>
      <text:p text:style-name="Standard"/>
      <text:p text:style-name="Standard">PL</text:p>
      <text:p text:style-name="Standard">Więcej kuszników, mówię!</text:p>
      <text:p text:style-name="Standard">EN</text:p>
      <text:p text:style-name="Standard">More crossbowmen, I said!</text:p>
      <text:p text:style-name="Standard"/>
      <text:p text:style-name="Standard">PL</text:p>
      <text:p text:style-name="Standard">Zdaje się, że nic się nie zmienił przez ostatnie lata... Oblężenie nie </text:p>
      <text:p text:style-name="Standard">potrwa już długo, znaczna część jego wojska już nie żyje.</text:p>
      <text:p text:style-name="Standard">EN</text:p>
      <text:p text:style-name="Standard">He doesn't seem to have changed for last few years... The siege won't take </text:p>
      <text:p text:style-name="Standard">much time, most of his army is already killed.</text:p>
      <text:p text:style-name="Standard"/>
      <text:p text:style-name="Standard">PL</text:p>
      <text:p text:style-name="Standard">Zapach krwi i dymu jest tutaj bardzo silny... Niedługo zwabi upiory. </text:p>
      <text:p text:style-name="Standard">Powinniśmy oddalić się z tego miejsca jak najdalej, gdy tylko pomożemy Twoim </text:p>
      <text:p text:style-name="Standard">przyjaciołom.</text:p>
      <text:p text:style-name="Standard">EN</text:p>
      <text:p text:style-name="Standard">The smell of blood and smoke is very strong here... It will lore wraiths </text:p>
      <text:p text:style-name="Standard">soon. We should go far away, when we have helped your friends.</text:p>
      <text:p text:style-name="Standard"/>
      <text:p text:style-name="Standard">PL</text:p>
      <text:p text:style-name="Standard">Nie wiem, co powinniśmy zrobić. Gelu'Aben było ostatnią deską ratunku. </text:p>
      <text:p text:style-name="Standard">Jesteśmy w patowej sytuacji.</text:p>
      <text:p text:style-name="Standard">EN</text:p>
      <text:p text:style-name="Standard">I don't know what to do. Gelu'Aben was our last recourse. Our situation is </text:p>
      <text:p text:style-name="Standard">standoff.</text:p>
      <text:p text:style-name="Standard"/>
      <text:p text:style-name="Standard">PL</text:p>
      <text:p text:style-name="Standard">Hau, hau!</text:p>
      <text:p text:style-name="Standard">EN</text:p>
      <text:p text:style-name="Standard">Warf, warf!</text:p>
      <text:p text:style-name="Standard"/>
      <text:p text:style-name="Standard"><text:soft-page-break/>PL</text:p>
      <text:p text:style-name="Standard">Gewold-ork jest w tarapatach. Długouchy, białoskórzy i karły nie </text:p>
      <text:p text:style-name="Standard">odpuszczają. Jeśli wygramy, przyjdą znowu.</text:p>
      <text:p text:style-name="Standard">EN</text:p>
      <text:p text:style-name="Standard">Gewold-orc is out on a limb. Longeary, whiteskinny and gnomes don't give up. </text:p>
      <text:p text:style-name="Standard">If we win, they come again.</text:p>
      <text:p text:style-name="Standard"/>
      <text:p text:style-name="Standard">PL</text:p>
      <text:p text:style-name="Standard">Też się o to martwię. Sojusz Północy nigdy nie ustępuje. W Gelu'Aben nie </text:p>
      <text:p text:style-name="Standard">będziemy już bezpieczni. Niemniej jednak, będziemy musieli pomóc Gewoldowi!</text:p>
      <text:p text:style-name="Standard">EN</text:p>
      <text:p text:style-name="Standard">I'm worried about it too. The Northern Alliance never gives up. In Gelu'Aben </text:p>
      <text:p text:style-name="Standard">we won't be safe anymore. However, we'll have to help Gewold!</text:p>
      <text:p text:style-name="Standard"/>
      <text:p text:style-name="Standard">PL</text:p>
      <text:p text:style-name="Standard">*Bawi się radośnie z trollim szczenięciem.*</text:p>
      <text:p text:style-name="Standard">EN</text:p>
      <text:p text:style-name="Standard">*is playing joyfully with a troll whelp*</text:p>
      <text:p text:style-name="Standard"/>
      <text:p text:style-name="Standard">PL</text:p>
      <text:p text:style-name="Standard">Gewold! Zostaw już tych kuszników, idziemy Ci z pomocą! Szykuj strawę i </text:p>
      <text:p text:style-name="Standard">napitek!</text:p>
      <text:p text:style-name="Standard">EN</text:p>
      <text:p text:style-name="Standard">Gewold! Leave these crossbowmen, we are going to help you! Prepare meals and </text:p>
      <text:p text:style-name="Standard">drinks!</text:p>
      <text:p text:style-name="Standard"/>
      <text:p text:style-name="Standard">PL</text:p>
      <text:p text:style-name="Standard">Cholera... To Marbus... Nie sądziłem, że go tutaj zobaczę... Marbus! Po </text:p>
      <text:p text:style-name="Standard">cholerę się tutaj zjawiłeś? Jak widzisz, świetnie sobie radzę! Sprowadziłem </text:p>
      <text:p text:style-name="Standard">tu i Sojusz, i Krasnoludy! Teraz nie muszę się za nimi uganiać, załatwię ich </text:p>
      <text:p text:style-name="Standard">obu przed swoją twierdzą!</text:p>
      <text:p text:style-name="Standard">EN</text:p>
      <text:p text:style-name="Standard">Gosh... This is Marbus... I didn't expect to see him here... Marbus! Why the </text:p>
      <text:p text:style-name="Standard">hell did you come here? As you can see, I can deal with them easily. I </text:p>
      <text:p text:style-name="Standard">brought here both Alliance and dwarves. I don't have to go after them, I'll </text:p>
      <text:p text:style-name="Standard">kill both of them in front of my stronghold!</text:p>
      <text:p text:style-name="Standard"/>
      <text:p text:style-name="Standard">PL</text:p>
      <text:p text:style-name="Standard">Naprawdę nic się nie zmienił...</text:p>
      <text:p text:style-name="Standard">EN</text:p>
      <text:p text:style-name="Standard">Really... He hasn't changed even a bit.</text:p>
      <text:p text:style-name="Standard"/>
      <text:p text:style-name="Standard">PL</text:p>
      <text:p text:style-name="Standard">Niemniej jednak, zostaw trochę tych żółtodziobów dla mnie! Moje wargi </text:p>
      <text:p text:style-name="Standard">najedzą się ich mięsem!</text:p>
      <text:p text:style-name="Standard">EN</text:p>
      <text:p text:style-name="Standard">However, leave me some of these greenhorns. My wargs will feed themselves </text:p>
      <text:p text:style-name="Standard">with their meat!</text:p>
      <text:p text:style-name="Standard"/>
      <text:p text:style-name="Standard">PL</text:p>
      <text:p text:style-name="Standard">Widzę, że mamy kłopoty... Mości Heliasie, zapewniałeś mnie, że orkowie nie </text:p>
      <text:p text:style-name="Standard">mogą liczyć na żadne wsparcie z zewnątrz!</text:p>
      <text:p text:style-name="Standard"><text:soft-page-break/>EN</text:p>
      <text:p text:style-name="Standard">It seems we are in trouble. Lord Helias, you convinced me that the orcs </text:p>
      <text:p text:style-name="Standard">cannot expect any help from outside!</text:p>
      <text:p text:style-name="Standard"/>
      <text:p text:style-name="Standard">PL</text:p>
      <text:p text:style-name="Standard">To bez znaczenia... Siły Sojuszu Północy są w stanie poradzić sobie z każdym </text:p>
      <text:p text:style-name="Standard">zagrożeniem.</text:p>
      <text:p text:style-name="Standard">EN</text:p>
      <text:p text:style-name="Standard">It doesn't matter... The Northern Alliance forces can deal with any danger.</text:p>
      <text:p text:style-name="Standard"/>
      <text:p text:style-name="Standard">PL</text:p>
      <text:p text:style-name="Standard">Doprawdy? W naszych klanach aż huczy od plotek na temat porażek Sojuszu. </text:p>
      <text:p text:style-name="Standard">Ostatnie ataki nieumarłych sprawiły nawet, że jesteście praktycznie odcięci </text:p>
      <text:p text:style-name="Standard">od Wesnoth! Żaden z oddziałów mających wyruszyć za Wielką Rzekę nie powrócił.</text:p>
      <text:p text:style-name="Standard">EN</text:p>
      <text:p text:style-name="Standard">Really? In our clans you can easily hear a lot of rumours about the </text:p>
      <text:p text:style-name="Standard">Alliance's failures. The last undead attacks even made you completely </text:p>
      <text:p text:style-name="Standard">seperated from Wesnoth. No unit supposed to cross the Great River hasn't </text:p>
      <text:p text:style-name="Standard">come back.</text:p>
      <text:p text:style-name="Standard"/>
      <text:p text:style-name="Standard">PL</text:p>
      <text:p text:style-name="Standard">Sojusz Północy jest odcięty od Wesnoth? Zdaje się, że Ci nieumarli stali się </text:p>
      <text:p text:style-name="Standard">plagą tych ziem. Sytuacja jest jeszcze gorsza, niż myśleliśmy...</text:p>
      <text:p text:style-name="Standard">EN</text:p>
      <text:p text:style-name="Standard">The Northern Alliance is separated from Wesnoth? It seems that these undead </text:p>
      <text:p text:style-name="Standard">became the plague of these lands. Situation is even worse than we thought.</text:p>
      <text:p text:style-name="Standard"/>
      <text:p text:style-name="Standard">PL</text:p>
      <text:p text:style-name="Standard">Porozmawiamy o tym później, póki co trzeba ruszyć na ratunek Gewoldowi. </text:p>
      <text:p text:style-name="Standard">Ahh'en Theer, dzielni wojownicy! Dziś przelejemy krew ludzi i krasnoludów!</text:p>
      <text:p text:style-name="Standard">EN</text:p>
      <text:p text:style-name="Standard">Let's talk about it later, not it's time to go to save Gewold. Ahh'en Theer, </text:p>
      <text:p text:style-name="Standard">brave warriors! Today we'll pour human and dwarvish blood!</text:p>
      <text:p text:style-name="Standard"/>
      <text:p text:style-name="Standard">PL</text:p>
      <text:p text:style-name="Standard">Przełam oblężenie i odbij Gelu-Aben</text:p>
      <text:p text:style-name="Standard">EN</text:p>
      <text:p text:style-name="Standard">Break the siege and recapture Gelu-Aben</text:p>
      <text:p text:style-name="Standard"/>
      <text:p text:style-name="Standard">PL</text:p>
      <text:p text:style-name="Standard">Wreszcie! Oblężenie puściło. Mamy teraz szansę odbić Gelu-Aben!</text:p>
      <text:p text:style-name="Standard">EN</text:p>
      <text:p text:style-name="Standard">Finally! The siege is broken. Now we can recapture Gelu-Aben!</text:p>
      <text:p text:style-name="Standard"/>
      <text:p text:style-name="Standard">PL</text:p>
      <text:p text:style-name="Standard">Marbus! Ze wszystkich moich zawszonych krewnych! Nigdy nie pomyślałbym, że </text:p>
      <text:p text:style-name="Standard">to właśnie Ty przyjdziesz mi z odsieczą... Hahahaha... Dawno nie czułem się </text:p>
      <text:p text:style-name="Standard">taki rozbawiony...</text:p>
      <text:p text:style-name="Standard">EN</text:p>
      <text:p text:style-name="Standard">Marbus! From all my lousy relatives! I'd never think that you will be the </text:p>
      <text:p text:style-name="Standard">one to rescue me... Hahahaha... I haven't felt so amused for a long time.</text:p>
      <text:p text:style-name="Standard"/>
      <text:p text:style-name="Standard"><text:soft-page-break/>PL</text:p>
      <text:p text:style-name="Standard">Egh tro Grash, bracie! Zdaje się, że jesteś ranny. Jak większość orków w </text:p>
      <text:p text:style-name="Standard">Twoim zamku. Ale opowiadaj... Co tu się stało, na Hordę?</text:p>
      <text:p text:style-name="Standard">EN</text:p>
      <text:p text:style-name="Standard">Egh tro Grash, brother! It seems you are wounded. As most orcs in your </text:p>
      <text:p text:style-name="Standard">castle. But tell me... For the horde, what has happened here?</text:p>
      <text:p text:style-name="Standard"/>
      <text:p text:style-name="Standard">PL</text:p>
      <text:p text:style-name="Standard">Tutaj? Chodzi Ci o oblężenie, co? Hahaha... To zabawna historia... Zaczęło </text:p>
      <text:p text:style-name="Standard">się od plotek na temat nieumarłych nadciągających z północy... Wziąłem więc </text:p>
      <text:p text:style-name="Standard">swoich najlepszych chłopców i ruszyliśmy, żeby złupić te kościaki. Zima w </text:p>
      <text:p text:style-name="Standard">tym roku jest ciężka... Potrzebowaliśmy zapasów, nawet z rąk nieumarłych...</text:p>
      <text:p text:style-name="Standard">EN</text:p>
      <text:p text:style-name="Standard">Here? You mean the siege, right? This is a hilarious story... It began with </text:p>
      <text:p text:style-name="Standard">some rumours about undead coming from the north... I took my best boys to </text:p>
      <text:p text:style-name="Standard">loot these scaffolds. Winter is very harsh this year... We needed supplies, </text:p>
      <text:p text:style-name="Standard">even these from undead hands.</text:p>
      <text:p text:style-name="Standard"/>
      <text:p text:style-name="Standard">PL</text:p>
      <text:p text:style-name="Standard">Nie podoba mi się to... Nieumarli zaatakowali nas od południa... Wygląda na </text:p>
      <text:p text:style-name="Standard">to, że jesteśmy zamknięci.</text:p>
      <text:p text:style-name="Standard">EN</text:p>
      <text:p text:style-name="Standard">It doesn't please me... Undead attacked us from the south... It looks like </text:p>
      <text:p text:style-name="Standard">we are surrounded.</text:p>
      <text:p text:style-name="Standard"/>
      <text:p text:style-name="Standard">PL</text:p>
      <text:p text:style-name="Standard">...wytropiliśmy ich. I poprowadziłem szturm... Jednak ich ilość, ich siła... </text:p>
      <text:p text:style-name="Standard">Miażdżyli nas. A moi chłopcy? Zostawili mnie tam samego! W pierwszej linii! </text:p>
      <text:p text:style-name="Standard">Nie warto było, Marbus! Nie warto było zrobić nic! Ale już dość... Szkoda </text:p>
      <text:p text:style-name="Standard">gadać, szkoda strzępić język...</text:p>
      <text:p text:style-name="Standard">EN</text:p>
      <text:p text:style-name="Standard">...we tracked them. And I was commanding the assault... However, their </text:p>
      <text:p text:style-name="Standard">number, their power... They were crushing us. And my boys? They left me </text:p>
      <text:p text:style-name="Standard">alone! In the first row! It wasn't worth it, Marbus! It wasn't worth doing </text:p>
      <text:p text:style-name="Standard">anything! But this is enough as for now... There's no point talking, nor </text:p>
      <text:p text:style-name="Standard">wasting one’s breath.</text:p>
      <text:p text:style-name="Standard"/>
      <text:p text:style-name="Standard">PL</text:p>
      <text:p text:style-name="Standard">W każdym razie... Droga powrotna została odcięta... Ruszyliśmy przez ziemię </text:p>
      <text:p text:style-name="Standard">Sojuszu Północy... A za nami ciągnęli nieumarli. Z tego co wiem, północ leży </text:p>
      <text:p text:style-name="Standard">teraz w ruinie. Ludzie, elfy, krasnoludy... Każdy potrzebuje żywności, stali </text:p>
      <text:p text:style-name="Standard">i kawałka ziemi, którego nie zamieszkują upiory... Ruszyli więc na nas.</text:p>
      <text:p text:style-name="Standard">EN</text:p>
      <text:p text:style-name="Standard">Nevertheless, the way home had been blocked... We were moving through the </text:p>
      <text:p text:style-name="Standard">lands of Northern Alliance... Undead were following us. As far as I know, </text:p>
      <text:p text:style-name="Standard">the north lies in ruins now. Humans, elves, dwarfs... Everyone needs food, </text:p>
      <text:p text:style-name="Standard">steel and a piece of land not inhabited by wraiths... So they went on us.</text:p>
      <text:p text:style-name="Standard"/>
      <text:p text:style-name="Standard">PL</text:p>
      <text:p text:style-name="Standard">Nie pozostaje nam nic innego, jak walczyć... Chwyćcie za swe miecze jeszcze </text:p>
      <text:p text:style-name="Standard">raz! Poprowadzimy was do zwycięstwa!</text:p>
      <text:p text:style-name="Standard">EN</text:p>
      <text:p text:style-name="Standard"><text:soft-page-break/>We can do nothing except fighting... Grab your swords once again! We will </text:p>
      <text:p text:style-name="Standard">lead you to the victory!</text:p>
      <text:p text:style-name="Standard"/>
      <text:p text:style-name="Standard">PL</text:p>
      <text:p text:style-name="Standard">Zdaje się, że orkom udało się przebić oblężenie... To nie wróży dobrze. </text:p>
      <text:p text:style-name="Standard">Posłać po więcej wojska! Niech ciągną tutaj legiony z północnych posterunków!</text:p>
      <text:p text:style-name="Standard">EN</text:p>
      <text:p text:style-name="Standard">It seems the orcs managed to break the siege... This is not a good </text:p>
      <text:p text:style-name="Standard">forecast... Call for more military! Approach, legions from the northern </text:p>
      <text:p text:style-name="Standard">posts!</text:p>
      <text:p text:style-name="Standard"/>
      <text:p text:style-name="Standard">PL</text:p>
      <text:p text:style-name="Standard">Ale panie... Jeśli zabierzemy stamtąd oddziały, kto obroni granice przed </text:p>
      <text:p text:style-name="Standard">nieumarłymi?</text:p>
      <text:p text:style-name="Standard">EN</text:p>
      <text:p text:style-name="Standard">But lord... It we take the units thence, who will defend the borders from </text:p>
      <text:p text:style-name="Standard">the undead?</text:p>
      <text:p text:style-name="Standard"/>
      <text:p text:style-name="Standard">PL</text:p>
      <text:p text:style-name="Standard">Nie lekceważ moich rozkazów, kmiotku! Wykonać! I dawać mi tutaj ciężkich </text:p>
      <text:p text:style-name="Standard">piechurów! Rozwalimy w drzazgi ich bramy miejskie i fortyfikacje!</text:p>
      <text:p text:style-name="Standard">EN</text:p>
      <text:p text:style-name="Standard">Do not disregard my commands, yokel! Execute! And give me here heavy </text:p>
      <text:p text:style-name="Standard">infantrymen! We'll blow their city gates and fortifications into shreds!</text:p>
      <text:p text:style-name="Standard"/>
      <text:p text:style-name="Standard">PL</text:p>
      <text:p text:style-name="Standard">Nie podoba mi się to... Ale jeśli mamy ochronić nasz klan przed zagrożeniem </text:p>
      <text:p text:style-name="Standard">z zewnątrz, musimy pozbyć się orków. Poślijcie po moich kuzynów, Gilla i </text:p>
      <text:p text:style-name="Standard">Billa! Załatwią ich!</text:p>
      <text:p text:style-name="Standard">EN</text:p>
      <text:p text:style-name="Standard">It does not please me... But if we want to defend our clan from the danger </text:p>
      <text:p text:style-name="Standard">of outside, we'll have to get rid of orcs. Go for my cousins Gill and Bill! </text:p>
      <text:p text:style-name="Standard">They will get them!</text:p>
      <text:p text:style-name="Standard"/>
      <text:p text:style-name="Standard">PL</text:p>
      <text:p text:style-name="Standard">Bill Śnieżnostopy</text:p>
      <text:p text:style-name="Standard">EN</text:p>
      <text:p text:style-name="Standard">Bill the Snowfeet</text:p>
      <text:p text:style-name="Standard"/>
      <text:p text:style-name="Standard">PL</text:p>
      <text:p text:style-name="Standard">Gill Śnieznostopy</text:p>
      <text:p text:style-name="Standard">EN</text:p>
      <text:p text:style-name="Standard">Gill the Snowfeet</text:p>
      <text:p text:style-name="Standard"/>
      <text:p text:style-name="Standard">PL</text:p>
      <text:p text:style-name="Standard">Pokonaj przywódców wroga</text:p>
      <text:p text:style-name="Standard">EN</text:p>
      <text:p text:style-name="Standard">Defeat enemy leaders</text:p>
      <text:p text:style-name="Standard"/>
      <text:p text:style-name="Standard">PL</text:p>
      <text:p text:style-name="Standard">Co? Elfy! Ale skąd...</text:p>
      <text:p text:style-name="Standard">EN</text:p>
      <text:p text:style-name="Standard"><text:soft-page-break/>What? Elves? But how...</text:p>
      <text:p text:style-name="Standard"/>
      <text:p text:style-name="Standard">PL</text:p>
      <text:p text:style-name="Standard">Co wyście robili na tym południu, Marbus? Do Sojuszu Północy przyłączyły się </text:p>
      <text:p text:style-name="Standard">już niemalże wszystkie rasy, nawet smoki i... Tfu, niektóre plemiona </text:p>
      <text:p text:style-name="Standard">orków... Tworzą teraz największą siłę, rywalizując z Knalgą w dziedzinach </text:p>
      <text:p text:style-name="Standard">gospodarki...</text:p>
      <text:p text:style-name="Standard">EN</text:p>
      <text:p text:style-name="Standard">What have you been doing in the south, Marbus? The Northern Alliance has </text:p>
      <text:p text:style-name="Standard">been joined by almost every race, even drakes and... yuk, some orcish </text:p>
      <text:p text:style-name="Standard">tribes... They stand the greatest force, competing with Knalga in the </text:p>
      <text:p text:style-name="Standard">economy...</text:p>
      <text:p text:style-name="Standard"/>
      <text:p text:style-name="Standard">PL</text:p>
      <text:p text:style-name="Standard">Elfy! Długouchy! Moje szczenięta chcieć się z nimi bawić!</text:p>
      <text:p text:style-name="Standard">EN</text:p>
      <text:p text:style-name="Standard">Elves! Long-eared! My whelps want to play with them!</text:p>
      <text:p text:style-name="Standard"/>
      <text:p text:style-name="Standard">PL</text:p>
      <text:p text:style-name="Standard">Nie można lekceważyć mądrości i potęgi elfów... Ich rasa jest równie </text:p>
      <text:p text:style-name="Standard">pradawna, co nasza... Byli pierwszymi, którzy pojęli potęgę natury... Choć </text:p>
      <text:p text:style-name="Standard">ich rasa skarlała... Nie ma już bohaterów takich, jak Kalenz...</text:p>
      <text:p text:style-name="Standard">EN</text:p>
      <text:p text:style-name="Standard">You shouldn't disregard the wisdom and power of elves... Their race is as </text:p>
      <text:p text:style-name="Standard">ancient as ours... They were the first to understand the power of nature... </text:p>
      <text:p text:style-name="Standard">However, their race shrunk... There are no longer heroes such as Kalenz...</text:p>
      <text:p text:style-name="Standard"/>
      <text:p text:style-name="Standard">PL</text:p>
      <text:p text:style-name="Standard">Cicho, cicho Jęczmień... To wrogowie.</text:p>
      <text:p text:style-name="Standard">EN</text:p>
      <text:p text:style-name="Standard">Silence, silence Barley... They are enemies.</text:p>
      <text:p text:style-name="Standard"/>
      <text:p text:style-name="Standard">PL</text:p>
      <text:p text:style-name="Standard">Nazwałeś tego wilka Jęczmień, kuzynie?</text:p>
      <text:p text:style-name="Standard">EN</text:p>
      <text:p text:style-name="Standard">Did you name this wolf Barley, cousin?</text:p>
      <text:p text:style-name="Standard"/>
      <text:p text:style-name="Standard">PL</text:p>
      <text:p text:style-name="Standard">Jęczmień</text:p>
      <text:p text:style-name="Standard">EN</text:p>
      <text:p text:style-name="Standard">Barley</text:p>
      <text:p text:style-name="Standard"/>
      <text:p text:style-name="Standard">PL</text:p>
      <text:p text:style-name="Standard">To niemożliwe... Nie udało się... Nawet z posiłkami z północy... Ale to </text:p>
      <text:p text:style-name="Standard">nic... I tak zginiecie. Pokonani... Przez Króla Gonu...</text:p>
      <text:p text:style-name="Standard">EN</text:p>
      <text:p text:style-name="Standard">This is impossible... We failed... Even with the reinforcements from the </text:p>
      <text:p text:style-name="Standard">north... But it doesn't matter... You will die anyway. Defeated... By the </text:p>
      <text:p text:style-name="Standard">King of Gon...</text:p>
      <text:p text:style-name="Standard"/>
      <text:p text:style-name="Standard">PL</text:p>
      <text:p text:style-name="Standard">Król Gonu...? Czy to możliwe...? Musimy stąd uciekać, szybko! Nie jesteśmy w </text:p>
      <text:p text:style-name="Standard"><text:soft-page-break/>stanie pokonać tej istoty!</text:p>
      <text:p text:style-name="Standard">EN</text:p>
      <text:p text:style-name="Standard">The King of Gon? Is this possible? We have to run away, quickly! We aren't </text:p>
      <text:p text:style-name="Standard">able to beat this being!</text:p>
      <text:p text:style-name="Standard"/>
      <text:p text:style-name="Standard">PL</text:p>
      <text:p text:style-name="Standard">Hm? O czym mówisz, stara wróżbitko? Dlaczego ta nazwa jest dla Ciebie tak </text:p>
      <text:p text:style-name="Standard">straszna?</text:p>
      <text:p text:style-name="Standard">EN</text:p>
      <text:p text:style-name="Standard">Hum? What are you talking about, old augur? Why is this name so scary for </text:p>
      <text:p text:style-name="Standard">you?</text:p>
      <text:p text:style-name="Standard"/>
      <text:p text:style-name="Standard">PL</text:p>
      <text:p text:style-name="Standard">Jest on o wiele starszy, niż możecie sobie wyobrazić... Pamięta czasy, gdy </text:p>
      <text:p text:style-name="Standard">orkowie dopiero dopływali na Wielki Kontynent na statkach ludzi... Ale </text:p>
      <text:p text:style-name="Standard">dlaczego się zjawił? Nie wiem... Ale muszę się dowiedzieć...</text:p>
      <text:p text:style-name="Standard">EN</text:p>
      <text:p text:style-name="Standard">He is much older than you can imagine... He remembers the times when orcs </text:p>
      <text:p text:style-name="Standard">sailed to the Great Continent on human boats... But why did he return? I </text:p>
      <text:p text:style-name="Standard">don't know... But I must find out...</text:p>
      <text:p text:style-name="Standard"/>
      <text:p text:style-name="Standard">PL</text:p>
      <text:p text:style-name="Standard">Nie! Ja... Ekhm... Ekhm... Nie mogę paść... Wy tchórze... Wy bękarty... Wy </text:p>
      <text:p text:style-name="Standard">diabły wcielone... Wy...</text:p>
      <text:p text:style-name="Standard">EN</text:p>
      <text:p text:style-name="Standard">No! I... Ekhm... I can't fall... You cowards... You bastards... You devil </text:p>
      <text:p text:style-name="Standard">incarnates... You...</text:p>
      <text:p text:style-name="Standard"/>
      <text:p text:style-name="Standard">PL</text:p>
      <text:p text:style-name="Standard">A zamknij się wreszcie! Niech ktoś przyniesie mi jego łeb na tacy!</text:p>
      <text:p text:style-name="Standard">EN</text:p>
      <text:p text:style-name="Standard">Shut up, at last! Bring me his head on a tray!</text:p>
      <text:p text:style-name="Standard"/>
      <text:p text:style-name="Standard">PL</text:p>
      <text:p text:style-name="Standard">Udało się, Marbus! Żyjemy! Zdaje się, że to dzięki Tobie... Choć w mojej </text:p>
      <text:p text:style-name="Standard">prywatnej opinii, to raczej ja ratowałem Ciebie.</text:p>
      <text:p text:style-name="Standard">EN</text:p>
      <text:p text:style-name="Standard">We made it, Marbus! We're alive! And it seems like it's thanks to you... </text:p>
      <text:p text:style-name="Standard">Though in my personal opinion, it's rather that I saved you.</text:p>
      <text:p text:style-name="Standard"/>
      <text:p text:style-name="Standard">PL</text:p>
      <text:p text:style-name="Standard">Hahaha... Cieszę się, że już po wszystkim... Ale do rzeczy... Pora nam </text:p>
      <text:p text:style-name="Standard">zebrać Hordę. Nieumarli ruszają na nas z południa... A z tego, co mówisz, </text:p>
      <text:p text:style-name="Standard">nadchodzą także z północy... Wyślijmy kruki do wodzów...</text:p>
      <text:p text:style-name="Standard">EN</text:p>
      <text:p text:style-name="Standard">Hahaha... I'm glad that it's over now... But to the point... It's time we </text:p>
      <text:p text:style-name="Standard">gathered the Horde. Undead are going after us from the south... And from </text:p>
      <text:p text:style-name="Standard">what you said, the are also coming from the north... Let's send ravens to </text:p>
      <text:p text:style-name="Standard">the chieftains...</text:p>
      <text:p text:style-name="Standard"/>
      <text:p text:style-name="Standard">PL</text:p>
      <text:p text:style-name="Standard">Kruki poleciały już jakiś czas temu, z prośbą o ratunek. Z tego co wiem, </text:p>
      <text:p text:style-name="Standard"><text:soft-page-break/>tylko kilka pomniejszych klanów dało radę przetrwać.</text:p>
      <text:p text:style-name="Standard">EN</text:p>
      <text:p text:style-name="Standard">The ravens fled some time ago, to ask for rescue. From what I know, only few </text:p>
      <text:p text:style-name="Standard">minors clans remain.</text:p>
      <text:p text:style-name="Standard"/>
      <text:p text:style-name="Standard">PL</text:p>
      <text:p text:style-name="Standard">To bardzo niepokojąca wiadomość, kuzynie. Zdaje się, że nie ma co liczyć na </text:p>
      <text:p text:style-name="Standard">większą ilość wojowników, ani schronienie.</text:p>
      <text:p text:style-name="Standard">EN</text:p>
      <text:p text:style-name="Standard">These are very worrying news, cousin. It seems like we can't bargain for </text:p>
      <text:p text:style-name="Standard">more warriors, nor for a shelter.</text:p>
      <text:p text:style-name="Standard"/>
      <text:p text:style-name="Standard">PL</text:p>
      <text:p text:style-name="Standard">Mamy na razie inne zmartwienia. Musimy wezwać starszyznę i odbyć naradę.</text:p>
      <text:p text:style-name="Standard">EN</text:p>
      <text:p text:style-name="Standard">For now, we have other worries. We must call the elders and hold a meeting.</text:p>
      <text:p text:style-name="Standard"/>
      <text:p text:style-name="Standard">PL</text:p>
      <text:p text:style-name="Standard">Spokojnie, wojowniku! Zajmijmy się najpierw ciałami, opatrzmy rannych. </text:p>
      <text:p text:style-name="Standard">Niedobitki Sojuszu Północy uciekają w popłochu. Splądrujmy ich obóz i </text:p>
      <text:p text:style-name="Standard">wydajmy ucztę!</text:p>
      <text:p text:style-name="Standard">EN</text:p>
      <text:p text:style-name="Standard">Calm down, warrior! First let's take care of the bodies, patch up the </text:p>
      <text:p text:style-name="Standard">wounded. The last people from Northern Alliance are scattering in fright. </text:p>
      <text:p text:style-name="Standard">Let's loot their camp and hold a feast!</text:p>
      <text:p text:style-name="Standard"/>
      <text:p text:style-name="Standard">PL</text:p>
      <text:p text:style-name="Standard">Od wielu dni nie zaznaliśmy odpoczynku... Niech tak będzie! Ragh for En </text:p>
      <text:p text:style-name="Standard">Traht! Wygraliśmy bitwę!</text:p>
      <text:p text:style-name="Standard">EN</text:p>
      <text:p text:style-name="Standard">For many days we hadn't had rest... So be it! Ragh for En Traht! We won the </text:p>
      <text:p text:style-name="Standard">battle!</text:p>
      <text:p text:style-name="Standard"/>
      <text:p text:style-name="Standard">PL</text:p>
      <text:p text:style-name="Standard">Ragh for En Traht!</text:p>
      <text:p text:style-name="Standard">EN</text:p>
      <text:p text:style-name="Standard">Ragh for En Traht!</text:p>
      <text:p text:style-name="Standard"/>
      <text:p text:style-name="Standard">PL</text:p>
      <text:p text:style-name="Standard">Auuuuu!</text:p>
      <text:p text:style-name="Standard">EN</text:p>
      <text:p text:style-name="Standard">Owooooo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1$Win32 OpenOffice.org_project/411m6$Build-9775</meta:generator>
    <dc:date>2017-09-06T21:05:00.72</dc:date>
    <meta:document-statistic meta:table-count="0" meta:image-count="0" meta:object-count="0" meta:page-count="10" meta:paragraph-count="443" meta:word-count="2962" meta:character-count="17561"/>
    <dc:creator>Adrian Pezda</dc:creator>
    <meta:user-defined meta:name="Info 1"/>
    <meta:user-defined meta:name="Info 2"/>
    <meta:user-defined meta:name="Info 3"/>
    <meta:user-defined meta:name="Info 4"/>
  </office:meta>
</office:document-meta>
</file>